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dc2d6" officeooo:paragraph-rsid="009dc2d6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5" style:family="paragraph" style:parent-style-name="Standard">
      <style:paragraph-properties fo:line-height="100%" fo:text-align="center" style:justify-single-word="false"/>
      <style:text-properties fo:font-size="16pt" officeooo:paragraph-rsid="00023665" style:font-size-asian="14pt" style:font-size-complex="16pt"/>
    </style:style>
    <style:style style:name="P16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7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8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9" style:family="paragraph" style:parent-style-name="Preformatted_20_Text" style:list-style-name="L3">
      <style:paragraph-properties fo:line-height="100%" fo:text-align="start" style:justify-single-word="false"/>
      <style:text-properties officeooo:paragraph-rsid="008aa8ce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8689fb" officeooo:paragraph-rsid="008689fb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308a8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4ad22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6ac0d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2e959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308a8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88171a" style:font-size-asian="14pt" style:font-weight-asian="normal" style:font-name-complex="Droid Sans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916210" style:font-size-asian="14pt" style:font-weight-asian="normal" style:font-name-complex="Droid Sans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d34e" officeooo:paragraph-rsid="008c60d9" style:font-size-asian="14pt" style:font-weight-asian="normal" style:font-name-complex="Droid Sans" style:font-size-complex="14pt" style:font-weight-complex="normal"/>
    </style:style>
    <style:style style:name="P42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45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46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47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8" style:family="paragraph" style:parent-style-name="Standard" style:list-style-name="L2">
      <style:paragraph-properties fo:line-height="100%" fo:text-align="start" style:justify-single-word="false"/>
      <style:text-properties officeooo:paragraph-rsid="0088171a"/>
    </style:style>
    <style:style style:name="P49" style:family="paragraph" style:parent-style-name="Standard" style:list-style-name="L3">
      <style:paragraph-properties fo:line-height="100%" fo:text-align="start" style:justify-single-word="false"/>
      <style:text-properties officeooo:paragraph-rsid="008b0d90"/>
    </style:style>
    <style:style style:name="P50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51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88171a" officeooo:paragraph-rsid="0092e959" style:font-size-asian="14pt" style:font-weight-asian="normal" style:font-size-complex="14pt" style:font-weight-complex="normal"/>
    </style:style>
    <style:style style:name="P5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5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96ac0d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55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56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57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a30de5" style:font-size-asian="14pt" style:font-weight-asian="normal" style:font-size-complex="14pt" style:font-weight-complex="normal"/>
    </style:style>
    <style:style style:name="P58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88171a" style:font-size-asian="14pt" style:font-weight-asian="normal" style:font-size-complex="14pt" style:font-weight-complex="normal"/>
    </style:style>
    <style:style style:name="P5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normal" style:font-weight-asian="normal" style:font-name-complex="Droid Sans" style:font-weight-complex="normal"/>
    </style:style>
    <style:style style:name="T8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9" style:family="text">
      <style:text-properties style:font-name="Droid Sans" style:font-name-complex="Droid Sans"/>
    </style:style>
    <style:style style:name="T10" style:family="text">
      <style:text-properties style:font-name="Droid Sans" officeooo:rsid="0024a2f7" style:font-name-complex="Droid Sans"/>
    </style:style>
    <style:style style:name="T11" style:family="text">
      <style:text-properties style:font-name="Droid Sans" officeooo:rsid="001fd34e" style:font-name-complex="Droid Sans"/>
    </style:style>
    <style:style style:name="T12" style:family="text">
      <style:text-properties style:font-name="Droid Sans" officeooo:rsid="00277e4b" style:font-name-complex="Droid Sans"/>
    </style:style>
    <style:style style:name="T13" style:family="text">
      <style:text-properties style:font-name="Droid Sans" officeooo:rsid="004f3c1c" style:font-name-complex="Droid Sans"/>
    </style:style>
    <style:style style:name="T14" style:family="text">
      <style:text-properties style:font-name="Droid Sans" officeooo:rsid="00277e4b"/>
    </style:style>
    <style:style style:name="T15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6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17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26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27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28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29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30" style:family="text">
      <style:text-properties style:font-name="Droid Sans" fo:font-size="14pt" fo:font-weight="normal" officeooo:rsid="009aa335" style:font-size-asian="14pt" style:font-weight-asian="normal" style:font-name-complex="Droid Sans" style:font-size-complex="14pt" style:font-weight-complex="normal"/>
    </style:style>
    <style:style style:name="T31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34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5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6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7" style:family="text">
      <style:text-properties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38" style:family="text">
      <style:text-properties style:font-name="Droid Sans" fo:font-size="14pt" fo:font-weight="bold" officeooo:rsid="0055618f" style:font-weight-asian="bold" style:font-name-complex="Droid Sans" style:font-size-complex="14pt" style:font-weight-complex="bold"/>
    </style:style>
    <style:style style:name="T39" style:family="text">
      <style:text-properties style:font-name="Droid Sans" fo:font-size="14pt" style:font-size-asian="14pt" style:font-size-complex="14pt"/>
    </style:style>
    <style:style style:name="T40" style:family="text">
      <style:text-properties style:font-name="Droid Sans" fo:font-size="14pt" officeooo:rsid="0033fe79" style:font-size-asian="14pt" style:font-size-complex="14pt"/>
    </style:style>
    <style:style style:name="T41" style:family="text">
      <style:text-properties style:font-name="Droid Sans" officeooo:rsid="0054a007"/>
    </style:style>
    <style:style style:name="T42" style:family="text">
      <style:text-properties style:font-name="Droid Sans" officeooo:rsid="005579d7"/>
    </style:style>
    <style:style style:name="T43" style:family="text">
      <style:text-properties style:font-name="Droid Sans" officeooo:rsid="001fd34e"/>
    </style:style>
    <style:style style:name="T44" style:family="text">
      <style:text-properties style:font-name="Droid Sans" officeooo:rsid="00a1bfe9"/>
    </style:style>
    <style:style style:name="T45" style:family="text">
      <style:text-properties officeooo:rsid="00057071"/>
    </style:style>
    <style:style style:name="T46" style:family="text">
      <style:text-properties officeooo:rsid="00090694"/>
    </style:style>
    <style:style style:name="T47" style:family="text">
      <style:text-properties officeooo:rsid="002ff151"/>
    </style:style>
    <style:style style:name="T48" style:family="text">
      <style:text-properties officeooo:rsid="0033fe79"/>
    </style:style>
    <style:style style:name="T49" style:family="text">
      <style:text-properties fo:font-weight="normal" officeooo:rsid="00277e4b" style:font-weight-asian="normal" style:font-name-complex="Droid Sans" style:font-weight-complex="normal"/>
    </style:style>
    <style:style style:name="T50" style:family="text">
      <style:text-properties fo:font-weight="normal" officeooo:rsid="0033fe79" style:font-weight-asian="normal" style:font-name-complex="Droid Sans" style:font-weight-complex="normal"/>
    </style:style>
    <style:style style:name="T51" style:family="text">
      <style:text-properties officeooo:rsid="00462138"/>
    </style:style>
    <style:style style:name="T52" style:family="text">
      <style:text-properties officeooo:rsid="004796d1"/>
    </style:style>
    <style:style style:name="T53" style:family="text">
      <style:text-properties officeooo:rsid="004cddbe"/>
    </style:style>
    <style:style style:name="T54" style:family="text">
      <style:text-properties officeooo:rsid="004b520c"/>
    </style:style>
    <style:style style:name="T55" style:family="text">
      <style:text-properties officeooo:rsid="004fbf97"/>
    </style:style>
    <style:style style:name="T56" style:family="text">
      <style:text-properties officeooo:rsid="00516df3"/>
    </style:style>
    <style:style style:name="T57" style:family="text">
      <style:text-properties officeooo:rsid="0052cd68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font-size="14pt" officeooo:rsid="00850999" style:font-size-asian="14pt" style:font-size-complex="14pt"/>
    </style:style>
    <style:style style:name="T60" style:family="text">
      <style:text-properties officeooo:rsid="005579d7"/>
    </style:style>
    <style:style style:name="T61" style:family="text">
      <style:text-properties officeooo:rsid="006468e1"/>
    </style:style>
    <style:style style:name="T62" style:family="text">
      <style:text-properties officeooo:rsid="006cd358"/>
    </style:style>
    <style:style style:name="T63" style:family="text">
      <style:text-properties officeooo:rsid="0077136e"/>
    </style:style>
    <style:style style:name="T64" style:family="text">
      <style:text-properties officeooo:rsid="0082eac7"/>
    </style:style>
    <style:style style:name="T65" style:family="text">
      <style:text-properties officeooo:rsid="001f0e1f"/>
    </style:style>
    <style:style style:name="T66" style:family="text">
      <style:text-properties style:text-position="super 58%"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67" style:family="text">
      <style:text-properties officeooo:rsid="009308a8"/>
    </style:style>
    <style:style style:name="T68" style:family="text">
      <style:text-properties officeooo:rsid="0094ad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8"><text:span text:style-name="T61">Junior </text:span>Software Engineer (Backend - Frontend)</text:p>
      <text:p text:style-name="P7"/>
      <text:p text:style-name="P14"><text:span text:style-name="T6">Portfolio</text:span><text:span text:style-name="T7">: </text:span><text:span text:style-name="T8">m-shrief.tech</text:span></text:p>
      <text:p text:style-name="P14"><text:span text:style-name="T6">Mail</text:span><text:span text:style-name="T7">: contact@m-shrief.tech</text:span></text:p>
      <text:p text:style-name="P10"><text:span text:style-name="T1">GitHub</text:span>: github.com/m-shrief</text:p>
      <text:p text:style-name="P11"><text:span text:style-name="T1">Linkedin:</text:span> <text:s/><text:a xlink:type="simple" xlink:href="https://www.linkedin.com/in/mohamed-shrief-12b2272b0/" text:style-name="Internet_20_link" text:visited-style-name="Visited_20_Internet_20_Link">mohamed-shrief-12b2272b0</text:a></text:p>
      <text:p text:style-name="P12"><text:span text:style-name="T1">Location</text:span>: Cairo, Egypt</text:p>
      <text:p text:style-name="P9"><text:span text:style-name="T1">Phone</text:span>: +201025331595</text:p>
      <text:p text:style-name="P2"><draw:line text:anchor-type="paragraph" draw:z-index="2" draw:name="Horizontal line 2" draw:style-name="gr1" draw:text-style-name="P59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20">JavaScript and TypeScript </text:p>
        </text:list-item>
        <text:list-item>
          <text:p text:style-name="P22">Go</text:p>
        </text:list-item>
        <text:list-item>
          <text:p text:style-name="P23">Nodejs and Express.js</text:p>
        </text:list-item>
        <text:list-item>
          <text:p text:style-name="P20">Postgres, MongoDB <text:span text:style-name="T46">and Redis</text:span></text:p>
        </text:list-item>
        <text:list-item>
          <text:p text:style-name="P24">HTML, CSS and SCSS</text:p>
        </text:list-item>
        <text:list-item>
          <text:p text:style-name="P21">Vuejs <text:span text:style-name="T53">and its</text:span>’ <text:span text:style-name="T4">ecosystem</text:span> <text:span text:style-name="T4">(</text:span><text:span text:style-name="T53">like </text:span>Pinia <text:span text:style-name="T57">and</text:span> <text:span text:style-name="T56">V</text:span>ue<text:span text:style-name="T56">R</text:span>outer<text:span text:style-name="T4">)</text:span></text:p>
        </text:list-item>
        <text:list-item>
          <text:p text:style-name="P25"><text:span text:style-name="T53">Vite, </text:span><text:span text:style-name="T54">Vitest and Cypress</text:span></text:p>
        </text:list-item>
        <text:list-item>
          <text:p text:style-name="P25">Astro</text:p>
        </text:list-item>
        <text:list-item>
          <text:p text:style-name="P26">Docker Containerization</text:p>
        </text:list-item>
      </text:list>
      <text:p text:style-name="P2"><draw:line text:anchor-type="paragraph" draw:z-index="1" draw:name="Horizontal line 3" draw:style-name="gr1" draw:text-style-name="P59" svg:x1="-0.2591in" svg:y1="0.1272in" svg:x2="7.1071in" svg:y2="0.1035in"><text:p/></draw:line></text:p>
      <text:p text:style-name="P6">Projects</text:p>
      <text:p text:style-name="P15"><text:span text:style-name="T38"/></text:p>
      <text:list text:style-name="L2">
        <text:list-item>
          <text:p text:style-name="P48"><text:span text:style-name="T31">“Adeeb أديب ”</text:span><text:span text:style-name="T32"> <text:line-break/></text:span><text:span text:style-name="T24">Mainly consists of a</text:span><text:span text:style-name="T25">n SSR, which communicates with a </text:span><text:span text:style-name="T24">REST API for business functionality. </text:span><text:span text:style-name="T25">And it</text:span><text:span text:style-name="T28">s backend</text:span><text:span text:style-name="T24"> depends on Users’ gRPC service to handle </text:span><text:span text:style-name="T29">authentication and authorization</text:span><text:span text:style-name="T27">.</text:span><text:span text:style-name="T32"><text:line-break/></text:span><text:span text:style-name="T22">My Role: </text:span><text:span text:style-name="T23">Full Development and Operations.</text:span><text:span text:style-name="T32"><text:line-break/></text:span><text:span text:style-name="T15">(</text:span><text:a xlink:type="simple" xlink:href="https://adeeb.m-shrief.tech/" text:style-name="Internet_20_link" text:visited-style-name="Visited_20_Internet_20_Link"><text:span text:style-name="T16">Live demo</text:span></text:a><text:span text:style-name="T33">- </text:span><text:a xlink:type="simple" xlink:href="https://github.com/M-Shrief/Adeeb_Astro_SSR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_Postgre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</text:list-item>
      </text:list>
      <text:list text:style-name="L3">
        <text:list-item>
          <text:list>
            <text:list-item>
              <text:p text:style-name="P27">Tech stack:</text:p>
              <text:list>
                <text:list-item>
                  <text:p text:style-name="P51"><text:span text:style-name="T11">A</text:span><text:span text:style-name="T9">deeb’s frontned:</text:span></text:p>
                  <text:list>
                    <text:list-item>
                      <text:p text:style-name="P32">JavaScript and TypeScript</text:p>
                    </text:list-item>
                    <text:list-item>
                      <text:p text:style-name="P33"><text:span text:style-name="T47">HTML, </text:span><text:span text:style-name="T48">S</text:span><text:span text:style-name="T47">CSS </text:span><text:span text:style-name="T67">and </text:span>Vite.</text:p>
                    </text:list-item>
                    <text:list-item>
                      <text:p text:style-name="P28">Astro</text:p>
                    </text:list-item>
                    <text:list-item>
                      <text:p text:style-name="P28">Vuejs</text:p>
                    </text:list-item>
                  </text:list>
                </text:list-item>
                <text:list-item>
                  <text:p text:style-name="P34">Adeeb’s backend:</text:p>
                  <text:list>
                    <text:list-item>
                      <text:p text:style-name="P34">JavaScript and <text:span text:style-name="T65">TypeScript</text:span></text:p>
                    </text:list-item>
                    <text:list-item>
                      <text:p text:style-name="P52"><text:span text:style-name="T9">Nodejs </text:span><text:span text:style-name="T10">and </text:span><text:span text:style-name="T9">Express.js</text:span></text:p>
                    </text:list-item>
                    <text:list-item>
                      <text:p text:style-name="P52"><text:span text:style-name="T9">Postgres </text:span><text:span text:style-name="T12">and </text:span><text:span text:style-name="T10">TypeORM </text:span><text:span text:style-name="T12">with </text:span><text:span text:style-name="T11">Redis</text:span></text:p>
                    </text:list-item>
                  </text:list>
                </text:list-item>
                <text:list-item>
                  <text:p text:style-name="P34">Users’ service:</text:p>
                  <text:list>
                    <text:list-item>
                      <text:p text:style-name="P34">Go</text:p>
                    </text:list-item>
                    <text:list-item>
                      <text:p text:style-name="P34"><text:soft-page-break/>Postgres with Sqlc and Pgx.<text:line-break/></text:p>
                    </text:list-item>
                  </text:list>
                </text:list-item>
              </text:list>
            </text:list-item>
            <text:list-item>
              <text:p text:style-name="P55"><text:span text:style-name="T11">C</text:span><text:span text:style-name="T9">haracteristics: </text:span></text:p>
              <text:list>
                <text:list-item>
                  <text:p text:style-name="P47"><text:span text:style-name="T58">Full mark</text:span><text:span text:style-name="T59">s</text:span><text:span text:style-name="T58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8">google’s lighthouse</text:span></text:a><text:span text:style-name="T58">.</text:span></text:p>
                </text:list-item>
                <text:list-item>
                  <text:p text:style-name="P35">JWT authentication and authorization.</text:p>
                </text:list-item>
                <text:list-item>
                  <text:p text:style-name="P35">Internationalization</text:p>
                </text:list-item>
                <text:list-item>
                  <text:p text:style-name="P55"><text:span text:style-name="T5">Data validation</text:span><text:span text:style-name="T14">.</text:span></text:p>
                </text:list-item>
                <text:list-item>
                  <text:p text:style-name="P43">Dark/Light Theme.</text:p>
                </text:list-item>
                <text:list-item>
                  <text:p text:style-name="P37"><text:span text:style-name="T62">Regression and </text:span><text:span text:style-name="T52">C</text:span><text:span text:style-name="T51">omponent testing </text:span><text:span text:style-name="T60">with Vitest</text:span>.</text:p>
                </text:list-item>
                <text:list-item>
                  <text:p text:style-name="P39"><text:span text:style-name="T55">Sentry for monitoring </text:span><text:span text:style-name="T60">errors and performance</text:span></text:p>
                </text:list-item>
                <text:list-item>
                  <text:p text:style-name="P58"><text:span text:style-name="T43">D</text:span><text:span text:style-name="T5">ocker Containerization</text:span></text:p>
                </text:list-item>
              </text:list>
            </text:list-item>
            <text:list-item>
              <text:p text:style-name="P17"><text:span text:style-name="T49">Deploy</text:span><text:span text:style-name="T50">ment</text:span><text:span text:style-name="T49">:</text:span></text:p>
              <text:list>
                <text:list-item>
                  <text:p text:style-name="P17"><text:span text:style-name="T64">D</text:span>eployed on Digital ocean server, on Ubuntu and Nginx.</text:p>
                </text:list-item>
                <text:list-item>
                  <text:p text:style-name="P18"><text:span text:style-name="T40">M</text:span><text:span text:style-name="T39">anag</text:span><text:span text:style-name="T40">ing</text:span><text:span text:style-name="T39"> Domains, DNS, SSL, CDNs and on </text:span><text:span text:style-name="T40">with CloudFlare</text:span><text:span text:style-name="T39">.</text:span></text:p>
                </text:list-item>
              </text:list>
            </text:list-item>
          </text:list>
        </text:list-item>
        <text:list-item>
          <text:p text:style-name="P19"><text:span text:style-name="T31">“Adeeb أديب ” </text:span><text:span text:style-name="T37">(2</text:span><text:span text:style-name="T66">nd</text:span><text:span text:style-name="T37"> version)</text:span></text:p>
          <text:p text:style-name="P49"><text:span text:style-name="T24">Mainly consists of </text:span><text:span text:style-name="T26">a</text:span><text:span text:style-name="T30">n</text:span><text:span text:style-name="T26"> SPA</text:span><text:span text:style-name="T25"> with a </text:span><text:span text:style-name="T24">REST API.</text:span></text:p>
          <text:p text:style-name="P19"><text:span text:style-name="T22">My Role: </text:span><text:span text:style-name="T23">Full Development.</text:span><text:span text:style-name="T31"><text:line-break/></text:span><text:span text:style-name="T36">(</text:span><text:a xlink:type="simple" xlink:href="https://github.com/M-Shrief/Adeeb_Vue_TS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  <text:list>
            <text:list-item>
              <text:p text:style-name="P29">Tech stack:</text:p>
              <text:list>
                <text:list-item>
                  <text:p text:style-name="P30"><text:span text:style-name="T68">JavaScript and </text:span>TypeScript</text:p>
                </text:list-item>
                <text:list-item>
                  <text:p text:style-name="P31"><text:span text:style-name="T47">HTML, </text:span><text:span text:style-name="T48">S</text:span><text:span text:style-name="T47">CSS </text:span><text:span text:style-name="T68">and Vite</text:span></text:p>
                </text:list-item>
                <text:list-item>
                  <text:p text:style-name="P53"><text:span text:style-name="T9">Vuejs, </text:span><text:span text:style-name="T13">Pinia and VueRouter</text:span></text:p>
                </text:list-item>
                <text:list-item>
                  <text:p text:style-name="P53"><text:span text:style-name="T9">Nodejs </text:span><text:span text:style-name="T10">and </text:span><text:span text:style-name="T9">Express.js</text:span></text:p>
                </text:list-item>
                <text:list-item>
                  <text:p text:style-name="P54"><text:span text:style-name="T13">MongoDB and </text:span><text:span text:style-name="T11">Redis</text:span></text:p>
                </text:list-item>
              </text:list>
            </text:list-item>
            <text:list-item>
              <text:p text:style-name="P56"><text:span text:style-name="T11">C</text:span><text:span text:style-name="T9">haracteristics: </text:span></text:p>
              <text:list>
                <text:list-item>
                  <text:p text:style-name="P36">JWT authentication and authorization.</text:p>
                </text:list-item>
                <text:list-item>
                  <text:p text:style-name="P57"><text:span text:style-name="T14">Data validation.</text:span></text:p>
                </text:list-item>
                <text:list-item>
                  <text:p text:style-name="P44">Dark/Light Theme.</text:p>
                </text:list-item>
                <text:list-item>
                  <text:p text:style-name="P38"><text:span text:style-name="T62">Regression and </text:span><text:span text:style-name="T52">C</text:span><text:span text:style-name="T51">omponent testing </text:span><text:span text:style-name="T60">with Vitest </text:span>and Cypress.</text:p>
                </text:list-item>
                <text:list-item>
                  <text:p text:style-name="P40"><text:span text:style-name="T63">CI using g</text:span>ithub actions for testing</text:p>
                </text:list-item>
                <text:list-item>
                  <text:p text:style-name="P41">Docker Containerization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59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42"><text:span text:style-name="T1">CMU</text:span>, Intro to Database Systems (2022) </text:p>
        </text:list-item>
        <text:list-item>
          <text:p text:style-name="P50"><text:span text:style-name="T34">Redis Uni</text:span><text:span text:style-name="T35">versity</text:span><text:span text:style-name="T34">, </text:span><text:span text:style-name="T19">Introduction to Redis Data Structures </text:span><text:span text:style-name="T20">(</text:span><text:a xlink:type="simple" xlink:href="https://university.redis.com/certificates/3dca706d75e5426e8438a7d54602e379" text:style-name="Internet_20_link" text:visited-style-name="Visited_20_Internet_20_Link"><text:span text:style-name="T21">certificate</text:span></text:a><text:span text:style-name="T20">)</text:span></text:p>
        </text:list-item>
        <text:list-item>
          <text:p text:style-name="P45"><text:span text:style-name="T3">IBM, </text:span><text:span text:style-name="T45">I</text:span>ntroduction to DevOps</text:p>
        </text:list-item>
        <text:list-item>
          <text:p text:style-name="P46"><text:span text:style-name="T2">IBM</text:span><text:span text:style-name="T45">, I</text:span>ntroduction to Cloud Computing.</text:p>
        </text:list-item>
      </text:list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style style:name="Mdp1" style:family="drawing-page">
      <style:drawing-page-properties draw:background-size="full" draw:opacity="50%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2-02T18:41:21.098975282</dc:date>
    <meta:editing-duration>PT13H30M9S</meta:editing-duration>
    <meta:editing-cycles>128</meta:editing-cycles>
    <meta:generator>LibreOffice/7.6.4.1$Linux_X86_64 LibreOffice_project/60$Build-1</meta:generator>
    <meta:print-date>2024-01-30T16:52:23.715771578</meta:print-date>
    <meta:printed-by>PDF files</meta:printed-by>
    <meta:document-statistic meta:table-count="0" meta:image-count="0" meta:object-count="0" meta:page-count="2" meta:paragraph-count="68" meta:word-count="330" meta:character-count="2042" meta:non-whitespace-character-count="1826"/>
  </office:meta>
</office:document-meta>
</file>